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ableFutureAdapter.addCallback( final SuccessCallback &lt; ? super T &gt; successCallback , final FailureCallback failureCallb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istenableFutureAdapter.ListenableFutureAdapter( ListenableFuture &lt; S &gt; adapt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FutureAdapter.onFailure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FutureAdapter.addCallback( final ListenableFutureCallback &lt; ? super T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FutureAdapter.onSuccess( @ Nullable S res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